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57mm"/>
    </style:style>
    <style:style style:name="co2" style:family="table-column">
      <style:table-column-properties fo:break-before="auto" style:column-width="87.49mm"/>
    </style:style>
    <style:style style:name="co3" style:family="table-column">
      <style:table-column-properties fo:break-before="auto" style:column-width="120.46mm"/>
    </style:style>
    <style:style style:name="co4" style:family="table-column">
      <style:table-column-properties fo:break-before="auto" style:column-width="54.19mm"/>
    </style:style>
    <style:style style:name="co5" style:family="table-column">
      <style:table-column-properties fo:break-before="auto" style:column-width="125.0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16.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tr" fo:country="TR" fo:text-shadow="none" fo:font-style="normal" style:text-underline-style="none" style:text-underline-color="font-color" style:font-size-asian="10pt" style:font-name="Liberation Sans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  <style:style style:name="T3" style:family="text">
      <style:text-properties style:font-relief="none" fo:font-size="10pt" fo:language="tr" fo:country="TR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name="Liberation Sans" style:text-overline-style="none" style:text-overline-color="font-color"/>
    </style:style>
    <style:style style:name="T4" style:family="text">
      <style:text-properties style:font-size-asian="10pt" style:text-overline-style="none" style:text-overline-color="font-color" style:text-emphasize="none" style:font-style-asian="normal" style:font-weight-asian="normal" style:font-name-asian="Noto Sans CJK SC" style:language-asian="zh" style:country-asian="CN" style:text-line-through-mode="continuous" style:text-outline="false" style:text-line-through-type="none" fo:font-weight="normal" style:font-name="Liberation Sans" fo:font-size="10pt" style:text-underline-style="none" style:text-underline-color="font-color" fo:font-style="normal" fo:text-shadow="none" fo:language="tr" fo:country="TR" style:language-complex="hi" style:country-complex="IN" style:font-name-complex="Lohit Devanagari" style:font-size-complex="10pt" style:font-weight-complex="normal" style:font-style-complex="normal" style:font-relief="none"/>
    </style:style>
    <style:style style:name="T5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tr" fo:country="TR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Test Case Number</text:p>
          </table:table-cell>
          <table:table-cell office:value-type="string" calcext:value-type="string">
            <text:p>Test Case</text:p>
          </table:table-cell>
          <table:table-cell office:value-type="string" calcext:value-type="string">
            <text:p>Test Data</text:p>
          </table:table-cell>
          <table:table-cell office:value-type="string" calcext:value-type="string">
            <text:p>Expected Result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Decission</text:p>
          </table:table-cell>
        </table:table-row>
        <table:table-row table:style-name="ro2">
          <table:table-cell office:value-type="string" calcext:value-type="string">
            <text:p>test1</text:p>
          </table:table-cell>
          <table:table-cell office:value-type="string" calcext:value-type="string">
            <text:p>Using addDir method withoud initiliazing root directory</text:p>
          </table:table-cell>
          <table:table-cell office:value-type="string" calcext:value-type="string">
            <text:p>Giving constructor “root/first_directory”</text:p>
          </table:table-cell>
          <table:table-cell office:value-type="string" calcext:value-type="string">
            <text:p>It must give exception such as</text:p>
            <text:p>NullPointerException</text:p>
          </table:table-cell>
          <table:table-cell office:value-type="string" calcext:value-type="string">
            <text:p>Exception in thread "main" </text:p>
            <text:p>java.lang.NullPointerException</text:p>
            <text:p/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test2</text:p>
          </table:table-cell>
          <table:table-cell office:value-type="string" calcext:value-type="string">
            <text:p>Creating File as root</text:p>
          </table:table-cell>
          <table:table-cell office:value-type="string" calcext:value-type="string">
            <text:p>Giving constructor “root.txt”</text:p>
          </table:table-cell>
          <table:table-cell office:value-type="string" calcext:value-type="string">
            <text:p>It must be ok but it’s not possible</text:p>
            <text:p>to create any directory or file</text:p>
            <text:p>after this root file</text:p>
          </table:table-cell>
          <table:table-cell/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test3</text:p>
          </table:table-cell>
          <table:table-cell office:value-type="string" calcext:value-type="string">
            <text:p>Creating File as root and trying to add directory after</text:p>
            <text:p>this root file</text:p>
          </table:table-cell>
          <table:table-cell office:value-type="string" calcext:value-type="string">
            <text:p>Giving constructor “root.txt” and using</text:p>
            <text:p><text:span text:style-name="T1">addDir function as parameter </text:span></text:p>
            <text:p><text:span text:style-name="T1">“root.txt/first_directory”</text:span></text:p>
          </table:table-cell>
          <table:table-cell office:value-type="string" calcext:value-type="string">
            <text:p>It shouldn’t be possible</text:p>
          </table:table-cell>
          <table:table-cell office:value-type="string" calcext:value-type="string">
            <text:p>It cannot be added after root.txt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test4</text:p>
          </table:table-cell>
          <table:table-cell office:value-type="string" calcext:value-type="string">
            <text:p>Creating File as root and trying to add file after this</text:p>
            <text:p>root file</text:p>
          </table:table-cell>
          <table:table-cell office:value-type="string" calcext:value-type="string">
            <text:p><text:span text:style-name="T1">Giving constructor “root.txt” and using</text:span></text:p>
            <text:p><text:span text:style-name="T2">addFile function as parameter </text:span></text:p>
            <text:p><text:span text:style-name="T3">“root.txt/first_directory.txt”</text:span></text:p>
          </table:table-cell>
          <table:table-cell office:value-type="string" calcext:value-type="string">
            <text:p>It shouldn’t be possible</text:p>
          </table:table-cell>
          <table:table-cell office:value-type="string" calcext:value-type="string">
            <text:p>It cannot be added after root.txt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test5</text:p>
          </table:table-cell>
          <table:table-cell office:value-type="string" calcext:value-type="string">
            <text:p>Creating directory as root and add directory after it</text:p>
          </table:table-cell>
          <table:table-cell office:value-type="string" calcext:value-type="string">
            <text:p><text:span text:style-name="T1">Giving constructor “root” and using</text:span></text:p>
            <text:p><text:span text:style-name="T2">addFile function as parameter </text:span></text:p>
            <text:p><text:span text:style-name="T3">“root/first_directory”</text:span></text:p>
          </table:table-cell>
          <table:table-cell office:value-type="string" calcext:value-type="string">
            <text:p>It shouldn’t be possible because</text:p>
            <text:p>adding directory must be done </text:p>
            <text:p>with addDir method</text:p>
          </table:table-cell>
          <table:table-cell office:value-type="string" calcext:value-type="string">
            <text:p>first_directory is not a file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test6</text:p>
          </table:table-cell>
          <table:table-cell office:value-type="string" calcext:value-type="string">
            <text:p>Creating directory as root and add file after it</text:p>
          </table:table-cell>
          <table:table-cell office:value-type="string" calcext:value-type="string">
            <text:p><text:span text:style-name="T1">Giving constructor “root” and using</text:span></text:p>
            <text:p><text:span text:style-name="T4">addDir function as parameter </text:span></text:p>
            <text:p><text:span text:style-name="T3">“root/first_directory.txt”</text:span></text:p>
          </table:table-cell>
          <table:table-cell office:value-type="string" calcext:value-type="string">
            <text:p>It shouldn’t be possible because</text:p>
            <text:p>adding file must be done </text:p>
            <text:p>with addFile method</text:p>
          </table:table-cell>
          <table:table-cell office:value-type="string" calcext:value-type="string">
            <text:p>first_directory.txt is not a directory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test7</text:p>
          </table:table-cell>
          <table:table-cell office:value-type="string" calcext:value-type="string">
            <text:p>Usint search method for search file</text:p>
          </table:table-cell>
          <table:table-cell office:value-type="string" calcext:value-type="string">
            <text:p>Giving search method parameter </text:p>
            <text:p>“home.dart”</text:p>
          </table:table-cell>
          <table:table-cell office:value-type="string" calcext:value-type="string">
            <text:p>There is home.dart file at our </text:p>
            <text:p>test</text:p>
          </table:table-cell>
          <table:table-cell office:value-type="string" calcext:value-type="string">
            <text:p>file - root/second_directory/Codeshop/FlutterShop/Larsca/lib/pages/home.dart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test8</text:p>
          </table:table-cell>
          <table:table-cell office:value-type="string" calcext:value-type="string">
            <text:p>Usint search method for search directory</text:p>
          </table:table-cell>
          <table:table-cell office:value-type="string" calcext:value-type="string">
            <text:p>Giving search method parameter </text:p>
            <text:p>“directory”</text:p>
          </table:table-cell>
          <table:table-cell office:value-type="string" calcext:value-type="string">
            <text:p>There is directories that includes</text:p>
            <text:p><text:span text:style-name="T1">“directory</text:span>” string at our test</text:p>
          </table:table-cell>
          <table:table-cell office:value-type="string" calcext:value-type="string">
            <text:p>dir - root/first_directory</text:p>
            <text:p>dir – root/second_directory</text:p>
            <text:p>dir - root/third_directory</text:p>
            <text:p>dir - root/second_directory/new_directory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test9</text:p>
          </table:table-cell>
          <table:table-cell office:value-type="string" calcext:value-type="string">
            <text:p>Remove empty string input</text:p>
          </table:table-cell>
          <table:table-cell office:value-type="string" calcext:value-type="string">
            <text:p><text:span text:style-name="T1">Giving search method parameter</text:span></text:p>
            <text:p><text:span text:style-name="T1"> “”</text:span></text:p>
          </table:table-cell>
          <table:table-cell office:value-type="string" calcext:value-type="string">
            <text:p>“” is not applicable for program </text:p>
            <text:p>so it should give “no file named ”</text:p>
          </table:table-cell>
          <table:table-cell office:value-type="string" calcext:value-type="string">
            <text:p>No such directory named 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test10</text:p>
          </table:table-cell>
          <table:table-cell office:value-type="string" calcext:value-type="string">
            <text:p>Remove “home.dart” file giving the path</text:p>
          </table:table-cell>
          <table:table-cell office:value-type="string" calcext:value-type="string">
            <text:p><text:span text:style-name="T1">Giving search method parameter</text:span></text:p>
            <text:p><text:span text:style-name="T1"> “root/second_directory/Codeshop/FlutterShop/Larsca/lib/pages/home.dart”</text:span></text:p>
          </table:table-cell>
          <table:table-cell office:value-type="string" calcext:value-type="string">
            <text:p>There is home.dart file at our </text:p>
            <text:p><text:span text:style-name="T1">test so it should delete home.dart</text:span></text:p>
          </table:table-cell>
          <table:table-cell office:value-type="string" calcext:value-type="string">
            <text:p>home.dart is deleted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test11</text:p>
          </table:table-cell>
          <table:table-cell office:value-type="string" calcext:value-type="string">
            <text:p>Remove empty directory</text:p>
          </table:table-cell>
          <table:table-cell office:value-type="string" calcext:value-type="string">
            <text:p><text:span text:style-name="T1">Giving search method parameter</text:span></text:p>
            <text:p><text:span text:style-name="T1"> "root/first_directory"</text:span></text:p>
          </table:table-cell>
          <table:table-cell office:value-type="string" calcext:value-type="string">
            <text:p>There is first_directory directory </text:p>
            <text:p>at our <text:span text:style-name="T1">test so it should delete it</text:span></text:p>
          </table:table-cell>
          <table:table-cell office:value-type="string" calcext:value-type="string">
            <text:p>first_directory is deleted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test12</text:p>
          </table:table-cell>
          <table:table-cell office:value-type="string" calcext:value-type="string">
            <text:p>Remove non-empty directory</text:p>
          </table:table-cell>
          <table:table-cell office:value-type="string" calcext:value-type="string">
            <text:p><text:span text:style-name="T2">Giving search method parameter</text:span></text:p>
            <text:p><text:span text:style-name="T3"> </text:span>"root/second_directory/Codeshop"</text:p>
          </table:table-cell>
          <table:table-cell office:value-type="string" calcext:value-type="string">
            <text:p><text:span text:style-name="T1">There is Codeshop</text:span> directory </text:p>
            <text:p>at our <text:span text:style-name="T1">test so it should delete it if</text:span></text:p>
            <text:p><text:span text:style-name="T5">user input is ‘y’ or ‘Y’</text:span></text:p>
          </table:table-cell>
          <table:table-cell office:value-type="string" calcext:value-type="string">
            <text:p>if input is ‘y’ or ‘Y’, output is Codeshop is deleted</text:p>
            <text:p>if not, printing same output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test13</text:p>
          </table:table-cell>
          <table:table-cell office:value-type="string" calcext:value-type="string">
            <text:p>Remove non-empty directory which is root</text:p>
          </table:table-cell>
          <table:table-cell office:value-type="string" calcext:value-type="string">
            <text:p><text:span text:style-name="T2">Giving search method parameter</text:span></text:p>
            <text:p><text:span text:style-name="T3"> </text:span>"root"</text:p>
          </table:table-cell>
          <table:table-cell office:value-type="string" calcext:value-type="string">
            <text:p><text:span text:style-name="T1">There is root</text:span> directory </text:p>
            <text:p>at our <text:span text:style-name="T1">test so it should delete it if</text:span></text:p>
            <text:p><text:span text:style-name="T5">user input is ‘y’ or ‘Y’</text:span></text:p>
          </table:table-cell>
          <table:table-cell office:value-type="string" calcext:value-type="string">
            <text:p>if input is ‘y’ or ‘Y’, output is root is deleted</text:p>
            <text:p>if not, printing same output</text:p>
          </table:table-cell>
          <table:table-cell office:value-type="string" calcext:value-type="string">
            <text:p>P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1T13:34:29.170062244</meta:creation-date>
    <dc:date>2020-05-01T14:08:53.284825153</dc:date>
    <meta:editing-duration>PT6M15S</meta:editing-duration>
    <meta:editing-cycles>1</meta:editing-cycles>
    <meta:document-statistic meta:table-count="1" meta:cell-count="83" meta:object-count="0"/>
    <meta:generator>LibreOffice/6.0.7.3$Linux_X86_64 LibreOffice_project/00m0$Build-3</meta:generator>
  </office:meta>
</office:document-meta>
</file>